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3"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4"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5"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16"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17"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19"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25" style:family="paragraph" style:parent-style-name="Standard">
      <style:paragraph-properties fo:text-align="start" style:justify-single-word="false" fo:break-before="page"/>
      <style:text-properties fo:color="#000000" loext:opacity="100%" style:font-name="arial" fo:font-size="11pt" officeooo:rsid="002615ef" officeooo:paragraph-rsid="002615ef" style:font-size-asian="9.60000038146973pt" style:font-size-complex="11pt"/>
    </style:style>
    <style:style style:name="P26"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39"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40"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41"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43"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45"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46"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47"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48" style:family="paragraph" style:parent-style-name="Standard" style:list-style-name="L1">
      <style:paragraph-properties fo:text-align="start" style:justify-single-word="false"/>
      <style:text-properties officeooo:rsid="002615ef" officeooo:paragraph-rsid="002615ef"/>
    </style:style>
    <style:style style:name="P49"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50"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51"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style:style style:name="T9" style:family="text">
      <style:text-properties officeooo:rsid="003df5b2"/>
    </style:style>
    <style:style style:name="T10" style:family="text">
      <style:text-properties officeooo:rsid="003f1ea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1">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28">Equivale a la consola de comandos de Powershell</text:p>
      <text:p text:style-name="P28"/>
      <text:p text:style-name="P23">b) ¿Se pueden utilizar diferentes shell en un mismo sistema operativo Linux?</text:p>
      <text:p text:style-name="P28">Dependiendo del al distribución puede cambiar el shell, al más común es el Bash</text:p>
      <text:p text:style-name="P28"/>
      <text:p text:style-name="P23">c) ¿De qué formas se puede cerrar el sistema en Linux?</text:p>
      <text:list xml:id="list1338512602" text:style-name="L1">
        <text:list-item>
          <text:p text:style-name="P41">Mediante el icono de aplicaciones de la barra de tareas -&gt; botón apagado -&gt; Apagar</text:p>
        </text:list-item>
        <text:list-item>
          <text:p text:style-name="P41">Usando la combinación de teclas Alt + F4 -&gt; Apagar</text:p>
        </text:list-item>
        <text:list-item>
          <text:p text:style-name="P48"><text:span text:style-name="T5">E</text:span><text:span text:style-name="T4">n la terminal con el comando </text:span><text:span text:style-name="T6">shutdown</text:span></text:p>
        </text:list-item>
      </text:list>
      <text:p text:style-name="P20"/>
      <text:p text:style-name="P20">d) ¿En qué carpeta se pueden encontrar algunos de los iconos de los que dispone Linux?</text:p>
      <text:p text:style-name="P20"/>
      <text:p text:style-name="P20">e) ¿Son modificables los iconos representativos de las carpetas en Linux?</text:p>
      <text:p text:style-name="P20"/>
      <text:p text:style-name="P20">f) ¿De qué forma se introducen los parámetros o modificadores en las órdenes de redes de Linux?</text:p>
      <text:p text:style-name="P29">Primero se introduce la orden seguida de las opciones y por ´ultimo los argumentos</text:p>
      <text:p text:style-name="P20"/>
      <text:p text:style-name="P20">g) ¿Qué indica el símbolo el sistema: paco@ubuntupaco:~#?</text:p>
      <text:p text:style-name="P30">Nos indica el nombre del usuario, el nombre del equipo, en la ruta en la que nos encontramos y el tipo de usuario que somos.</text:p>
      <text:p text:style-name="P30"/>
      <text:p text:style-name="P22">h) ¿Cómo se representa el directorio raíz en Linux? Compáralo con Windows.</text:p>
      <text:p text:style-name="P31">Se representa con el carácter “ / “. En Windows se representa con c:\&gt;</text:p>
      <text:p text:style-name="P22"/>
      <text:p text:style-name="P22">i)¿Qué es un directorio en Linux?</text:p>
      <text:p text:style-name="P31">Es un tipo de archivo especial que puede contener otros directorios o archivos.</text:p>
      <text:p text:style-name="P20"/>
      <text:p text:style-name="P20">j)¿Cómo podemos saber en qué directorio nos encontramos en modo comando en Linux?</text:p>
      <text:p text:style-name="P33">Con el comando <text:span text:style-name="T1">pwd</text:span></text:p>
      <text:p text:style-name="P20"/>
      <text:p text:style-name="P20">k) ¿En qué parte de la estructura de directorios se almacena la información real de los archivos?</text:p>
      <text:p text:style-name="P33">En la carpeta /home</text:p>
      <text:p text:style-name="P20"/>
      <text:p text:style-name="P20">l) ¿En qué parte se almacena la estructura jerárquica de directorios?</text:p>
      <text:p text:style-name="P33">En el directorio raíz</text:p>
      <text:p text:style-name="P20"/>
      <text:p text:style-name="P20">m) ¿Se puede tener una partición de intercambio en un formato de archivos ext4?</text:p>
      <text:p text:style-name="P32"/>
      <text:p text:style-name="P20">n) ¿Se pueden definir particiones en Linux con formato FAT32?</text:p>
      <text:p text:style-name="P34">Si, Linux lo permite</text:p>
      <text:p text:style-name="P20"/>
      <text:p text:style-name="P20">o) ¿Cuál es el directorio equivalente a Usuarios de Windows en Linux?</text:p>
      <text:p text:style-name="P32">/ <text:span text:style-name="T7">home</text:span></text:p>
      <text:p text:style-name="P20"/>
      <text:p text:style-name="P21">p) ¿En qué directorio se encuentran los programas de administración del sistema?</text:p>
      <text:p text:style-name="P32">/ <text:span text:style-name="T8">sbin</text:span></text:p>
      <text:p text:style-name="P20"/>
      <text:p text:style-name="P20">q) Los directorios . y . . ¿existen siempre en cualquier directorio Linux?</text:p>
      <text:p text:style-name="P35">En todos excepto en el directorio raíz que solo existe el “.”</text:p>
      <text:p text:style-name="P20"/>
      <text:p text:style-name="P20">r) ¿De qué forma podemos ver la ayuda del comando ls de Linux?</text:p>
      <text:list xml:id="list2326921298" text:style-name="L2">
        <text:list-item>
          <text:p text:style-name="P43">man ls</text:p>
        </text:list-item>
        <text:list-item>
          <text:p text:style-name="P43">ls --help</text:p>
        </text:list-item>
      </text:list>
      <text:p text:style-name="P20"/>
      <text:p text:style-name="P20">s) ¿Con qué orden se puede visualizar el directorio en el que nos encontramos actualmente?</text:p>
      <text:p text:style-name="P20"/>
      <text:p text:style-name="P20">t)¿Se pueden utilizar caracteres comodín o metacaracteres con la orden mkdir?</text:p>
      <text:p text:style-name="P36">Se puede pero no es recomendable.</text:p>
      <text:p text:style-name="P20"/>
      <text:p text:style-name="P20">u) ¿Se pueden eliminar directorios que contienen otros subdirectorios con la orden rmdir?</text:p>
      <text:p text:style-name="P36">De normal no, pero añadiendo el parámetro -R se puede.</text:p>
      <text:p text:style-name="P20"/>
      <text:p text:style-name="P20">v) ¿Se pueden eliminar directorios con una sola orden rmdir que estén situados en diferentes rutas?</text:p>
      <text:p text:style-name="P37">Si, indicando las rutas de los directorios a borrar separadas con un espacio.</text:p>
      <text:p text:style-name="P20"/>
      <text:p text:style-name="P20">w) La orden mv, ¿sirve para cambiar la ubicación de un directorio o para cambiarle el nombre?</text:p>
      <text:p text:style-name="P37">Sirve para las dos cosas</text:p>
      <text:p text:style-name="P20"/>
      <text:p text:style-name="P26">Ejercicio 2 – Gestión de directorios con GNU/Linux</text:p>
      <text:p text:style-name="P20"/>
      <text:p text:style-name="P20">Teniendo en cuenta que te has validado en GNU/Linux como alumno y te encuentras en su carpeta realiza los siguientes ejercicios. Ahora mismo estás situado en /home/alumno.</text:p>
      <text:p text:style-name="P20"/>
      <text:p text:style-name="P24">1. Crea los directorios A, B, cosas, buenas, malas, música y clásica con una única sentencia y</text:p>
      <text:p text:style-name="P24">trayectoria absoluta.</text:p>
      <text:p text:style-name="P38">mkdir A A/cosas A/cosas/buenas A/cosas/malas B B/música B/música/clásica</text:p>
      <text:p text:style-name="P24"/>
      <text:p text:style-name="P24">2. Sitúate en malas. Desde ahí crea C, video, HD, infantil, series y película con una única sentencia y trayectoria relativa.</text:p>
      <text:p text:style-name="P39">cd A/cosas/malas</text:p>
      <text:p text:style-name="P39">mkdir ../../../C ../../../C/video ../../../C/video/HD ../../../C/video/HD/infantil ../../../C/video/HD/infantil/series ../../../C/video/HD/infantil/película</text:p>
      <text:p text:style-name="P39"/>
      <text:p text:style-name="P24">3. Sigues situado en malas. Crea un fichero llamado árbol en buenas que muestre el árbol de</text:p>
      <text:p text:style-name="P24">directorios dependiente de alumno utilizando trayectorias relativas.</text:p>
      <text:p text:style-name="P24"/>
      <text:p text:style-name="P24">4. Sigues situado en malas. Mueve el directorio video dentro de clásica.</text:p>
      <text:p text:style-name="P40">mv ../../../C/video ../../../B/música/clásica</text:p>
      <text:p text:style-name="P24"/>
      <text:p text:style-name="P24">5. Sigues situado en malas. Crea una copia de series en buenas.</text:p>
      <text:p text:style-name="P40">cp -R ../../../B/música/clásica/video/HD/infantil/series ../buenas</text:p>
      <text:p text:style-name="P24"/>
      <text:p text:style-name="P24">6. Sigues situado en malas. Elimina el directorio HD.</text:p>
      <text:p text:style-name="P40">rm -r ../../../B/música/clásica/video/HD</text:p>
      <text:p text:style-name="P24"/>
      <text:p text:style-name="P24">7. Sigues situado en malas. Cambia el nombre de buenas por el de regulares.</text:p>
      <text:p text:style-name="P40">mv ../buenas ../regulares</text:p>
      <text:p text:style-name="P24"/>
      <text:p text:style-name="P24"/>
      <text:p text:style-name="P24"/>
      <text:p text:style-name="P25">8. Sigues situado en malas. Muestra el fichero árbol.</text:p>
      <text:p text:style-name="P24"/>
      <text:p text:style-name="P24">9. Sitúate en música. Elimina el directorio cosas (no puedes usar la orden rm –r).</text:p>
      <text:p text:style-name="P40">cd ../../../B/música</text:p>
      <text:p text:style-name="P40"/>
      <text:p text:style-name="P27">Ejercicio 4 – Gestión de directorios con GNU/Linux II</text:p>
      <text:p text:style-name="P49"/>
      <text:p text:style-name="P49">1. Teniendo en cuenta el árbol de arriba. Crea con una única sentencia los directorios A, B, C, D, E,A1, A2, A21.</text:p>
      <text:p text:style-name="P42">mkdir A A/A1 A/A2 A/A2/A21 B C D E</text:p>
      <text:p text:style-name="P49"/>
      <text:p text:style-name="P49">2. Situado en usuario, mueve A21 a E.</text:p>
      <text:p text:style-name="P42">mv A/A2/A21 E/</text:p>
      <text:p text:style-name="P49"/>
      <text:p text:style-name="P49">3. Situado en usuario, cambia el nombre de A21 por A21CAMBIADO.</text:p>
      <text:p text:style-name="P42">mv E/A21 E/A21cambiado</text:p>
      <text:p text:style-name="P49"/>
      <text:p text:style-name="P49">4. Situado en usuario, borra A (prohibido usar rm –r)</text:p>
      <text:p text:style-name="P49"/>
      <text:p text:style-name="P49">5. Situado en usuario, crea un fichero llamado árbol en E que contenga el árbol de directorios que</text:p>
      <text:p text:style-name="P49">depende de usuario.</text:p>
      <text:p text:style-name="P49"/>
      <text:p text:style-name="P49"/>
      <text:p text:style-name="P49"/>
      <text:p text:style-name="P49"/>
      <text:p text:style-name="P49"/>
      <text:p text:style-name="P4">Ejercicios II – Tema 5</text:p>
      <text:p text:style-name="P1"/>
      <text:p text:style-name="P51">Ejercicio 5 – Cuestiones breves del tema II</text:p>
      <text:p text:style-name="P52"/>
      <text:p text:style-name="P52">Contesta de forma concisa a las siguientes cuestiones. Para responder algunas de ellas deberás investigar en el nuevo sistema operativo que has instalado.</text:p>
      <text:p text:style-name="P52"/>
      <text:p text:style-name="P52">a) ¿Es necesario estar situado en el directorio al que se le desea cambiar el nombre?</text:p>
      <text:p text:style-name="P45">No, se puede realizar el cambio mediante el uso de rutas absolutas o relativas y el comando mv</text:p>
      <text:p text:style-name="P52"/>
      <text:p text:style-name="P52">b) ¿A qué tipos de personas o usuarios se asignan los privilegios en Linux?</text:p>
      <text:p text:style-name="P45">Al propietario, a los grupos y a otros usuarios.</text:p>
      <text:p text:style-name="P52"/>
      <text:p text:style-name="P52">c) ¿Puede cualquier usuario del sistema cambiar los privilegios de cualquier archivo o carpeta?</text:p>
      <text:p text:style-name="P46">No, solo el administrador del sistema.</text:p>
      <text:p text:style-name="P52"/>
      <text:p text:style-name="P52">d) ¿A qué equivalen los permisos del número 333 en octal?</text:p>
      <text:p text:style-name="P44">- -<text:span text:style-name="T9">wx -wx -wx</text:span></text:p>
      <text:p text:style-name="P52"/>
      <text:p text:style-name="P52">e) ¿Qué significa la siguiente orden: paco@ubuntupaco:~$ chmod uo=rwx directorio?</text:p>
      <text:p text:style-name="P46">Asigna privilegios de <text:span text:style-name="T10">l</text:span>ectura, escritura y ejecución <text:span text:style-name="T10">al propietario y al resto de usuarios sobre el archivo que contengan los caracteres directorio más un carácter cualquiera adicional.</text:span></text:p>
      <text:p text:style-name="P52"/>
      <text:p text:style-name="P52">f) ¿Es obligatorio que un archivo tenga nombre y extensión?</text:p>
      <text:p text:style-name="P47">En Linux la extensión no es obligatoria.</text:p>
      <text:p text:style-name="P52"/>
      <text:p text:style-name="P52">g) ¿En qué se mide el tamaño de los archivos?</text:p>
      <text:p text:style-name="P47">Mide el tamaño en bytes</text:p>
      <text:p text:style-name="P52"/>
      <text:p text:style-name="P52">h) ¿Qué son los archivos de enlace en Linux si los comparamos con Windows?</text:p>
      <text:p text:style-name="P47">Son los accesos directos.</text:p>
      <text:p text:style-name="P52"/>
      <text:p text:style-name="P52">i)¿Todo dispositivo físico en Linux está asociado a un archivo?</text:p>
      <text:p text:style-name="P47">Si, todo dispositivo físico lo está.</text:p>
      <text:p text:style-name="P52"/>
      <text:p text:style-name="P52">j)¿Qué tipos de archivos se pueden imprimir en entorno comando con la orden lpr?</text:p>
      <text:p text:style-name="P52"/>
      <text:p text:style-name="P52"/>
      <text:p text:style-name="P52"/>
      <text:p text:style-name="P52"/>
      <text:p text:style-name="P50">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6">▸ chmod 256 prueba1</text:p>
      <text:p text:style-name="P6">▸ chmod 172 prueba1</text:p>
      <text:p text:style-name="P6">▸ chmod 610 prueba1</text:p>
      <text:p text:style-name="P6">▸ chmod 006 prueba1</text:p>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16">Umask 037</text:p>
      <text:p text:style-name="P16"/>
      <text:p text:style-name="P8">Si no quieres tocar umask y ya tienes creado el directorio, cámbiaselos de manera que cumplan los permisos que se especifican. Hazlo en modo numérico y con letras.</text:p>
      <text:p text:style-name="P7"/>
      <text:p text:style-name="P15">rwx r-- --- ; 111 100 000 ; 740</text:p>
      <text:p text:style-name="P15">chmod 740 <text:span text:style-name="T1">directorio</text:span></text:p>
      <text:p text:style-name="P12"/>
      <text:p text:style-name="P17">2. Crea dos usuarios nuevo y nuevo2.</text:p>
      <text:p text:style-name="P17"/>
      <text:p text:style-name="P12"><text:span text:style-name="T2">Sudo </text:span>Adduser nuevo</text:p>
      <text:p text:style-name="P12"/>
      <text:p text:style-name="P12">Adduser –ingroup <text:span text:style-name="T1">grupo</text:span>2 nuevo2</text:p>
      <text:p text:style-name="P12"/>
      <text:p text:style-name="P17">3. Haz que aparezca por pantalla el nombre (solo el nombre) de los usuarios que tengan una ! en la contraseña en el fichero shadow.</text:p>
      <text:p text:style-name="P17"/>
      <text:p text:style-name="P13">Sudo grep...</text:p>
      <text:p text:style-name="P13"/>
      <text:p text:style-name="P18">4. Cambia el shell de nuevo2 por el de /bin/false. Intenta entrar en el sistema como nuevo2. ¿A qué es debido que no puedas entrar? Cámbiasela de nuevo a /bin/bash.</text:p>
      <text:p text:style-name="P18"/>
      <text:p text:style-name="P14">Sudo usermod -<text:span text:style-name="T3">s</text:span> /bin/false nuevo2</text:p>
      <text:p text:style-name="P14"/>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7T10:47:47.456417430</dc:date>
    <meta:editing-duration>PT1H40M57S</meta:editing-duration>
    <meta:editing-cycles>21</meta:editing-cycles>
    <meta:generator>LibreOffice/7.3.7.2$Linux_X86_64 LibreOffice_project/30$Build-2</meta:generator>
    <meta:document-statistic meta:table-count="0" meta:image-count="0" meta:object-count="0" meta:page-count="6" meta:paragraph-count="122" meta:word-count="1295" meta:character-count="7673" meta:non-whitespace-character-count="6498"/>
  </office:meta>
</office:document-meta>
</file>